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5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junto encontrará un archivo de “Calc” con dos (2) listas de precios de componentes de computadores y carros respectivamente.</text:p>
      <text:p text:style-name="Standard"/>
      <text:p text:style-name="Standard">Usando esa información usted deberá llenar los espacios vacíos sabiendo que:</text:p>
      <text:p text:style-name="Standard"/>
      <text:list xml:id="list1272327770017348775" text:style-name="L1">
        <text:list-item>
          <text:p text:style-name="P1">El computador que se quiere armar necesita tener</text:p>
        </text:list-item>
      </text:list>
      <text:list xml:id="list1570964455300707000" text:style-name="L2">
        <text:list-item>
          <text:p text:style-name="P2">1 Tarjeta madre</text:p>
        </text:list-item>
        <text:list-item>
          <text:p text:style-name="P2">1 Disco duro (al menos)</text:p>
        </text:list-item>
        <text:list-item>
          <text:p text:style-name="P2">2 Memorias RAM</text:p>
        </text:list-item>
        <text:list-item>
          <text:p text:style-name="P2">1 Teclado</text:p>
        </text:list-item>
        <text:list-item>
          <text:p text:style-name="P2">1 Mouse</text:p>
        </text:list-item>
      </text:list>
      <text:p text:style-name="Standard"/>
      <text:list xml:id="list37626899" text:continue-list="list1272327770017348775" text:style-name="L1">
        <text:list-item>
          <text:p text:style-name="P1">El carro necesita cambio de aceite y ciertos repuestos.</text:p>
        </text:list-item>
      </text:list>
      <text:list xml:id="list3717751516223629227" text:style-name="L5">
        <text:list-item>
          <text:p text:style-name="P3">1 Alternador</text:p>
        </text:list-item>
        <text:list-item>
          <text:p text:style-name="P3">5 Bujías</text:p>
        </text:list-item>
        <text:list-item>
          <text:p text:style-name="P3">1 Batería</text:p>
        </text:list-item>
        <text:list-item>
          <text:p text:style-name="P3">3 Cauchos</text:p>
        </text:list-item>
        <text:list-item>
          <text:p text:style-name="P3">1 Bomba de gasolina</text:p>
        </text:list-item>
        <text:list-item>
          <text:p text:style-name="P3">1 Bomba de frenos</text:p>
        </text:list-item>
        <text:list-item>
          <text:p text:style-name="P3">1 Filtros de aceite</text:p>
        </text:list-item>
        <text:list-item>
          <text:p text:style-name="P3">2 Pastillas de freno</text:p>
        </text:list-item>
        <text:list-item>
          <text:p text:style-name="P3">2 Filtros de gasolina.</text:p>
        </text:list-item>
      </text:list>
      <text:p text:style-name="Standard"/>
      <text:p text:style-name="Standard">Como asignación extra (Celdas G14) calcule el promedio de ambas compr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0T17:33:16.97</meta:creation-date>
    <dc:date>2015-03-20T17:45:42.61</dc:date>
    <meta:editing-duration>PT12M24S</meta:editing-duration>
    <meta:editing-cycles>4</meta:editing-cycles>
    <meta:generator>OpenOffice.org/3.4$Win32 OpenOffice.org_project/340m1$Build-9590</meta:generator>
    <meta:document-statistic meta:table-count="0" meta:image-count="0" meta:object-count="0" meta:page-count="1" meta:paragraph-count="19" meta:word-count="117" meta:character-count="598"/>
  </office:meta>
</office:document-meta>
</file>